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 table:number-rows-repeated="8"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age123456</text:p>
          </table:table-cell>
          <table:table-cell office:value-type="time" office:time-value="PT08H30M00S" calcext:value-type="time">
            <text:p>08:3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ge123457</text:p>
          </table:table-cell>
          <table:table-cell office:value-type="time" office:time-value="PT08H32M00S" calcext:value-type="time">
            <text:p>08:32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age123458</text:p>
          </table:table-cell>
          <table:table-cell office:value-type="time" office:time-value="PT08H34M00S" calcext:value-type="time">
            <text:p>08:34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age123459</text:p>
          </table:table-cell>
          <table:table-cell office:value-type="time" office:time-value="PT08H36M00S" calcext:value-type="time">
            <text:p>08:36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age123460</text:p>
          </table:table-cell>
          <table:table-cell office:value-type="time" office:time-value="PT08H38M00S" calcext:value-type="time">
            <text:p>08:38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age123461</text:p>
          </table:table-cell>
          <table:table-cell office:value-type="time" office:time-value="PT08H40M00S" calcext:value-type="time">
            <text:p>08:4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age123462</text:p>
          </table:table-cell>
          <table:table-cell office:value-type="time" office:time-value="PT08H42M00S" calcext:value-type="time">
            <text:p>08:42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age123463</text:p>
          </table:table-cell>
          <table:table-cell office:value-type="time" office:time-value="PT08H44M00S" calcext:value-type="time">
            <text:p>08:44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age123464</text:p>
          </table:table-cell>
          <table:table-cell office:value-type="time" office:time-value="PT08H46M00S" calcext:value-type="time">
            <text:p>08:46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age123465</text:p>
          </table:table-cell>
          <table:table-cell office:value-type="time" office:time-value="PT08H48M00S" calcext:value-type="time">
            <text:p>08:48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48:51.151130140</meta:creation-date>
    <dc:date>2020-05-07T08:52:16.516972744</dc:date>
    <meta:editing-duration>PT3M31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